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fe9" officeooo:paragraph-rsid="0019c43a"/>
    </style:style>
    <style:style style:name="P2" style:family="paragraph" style:parent-style-name="Standard">
      <style:text-properties officeooo:rsid="001c5fe9" officeooo:paragraph-rsid="001ad150"/>
    </style:style>
    <style:style style:name="P3" style:family="paragraph" style:parent-style-name="Standard">
      <style:text-properties officeooo:rsid="001c27d3" officeooo:paragraph-rsid="0019c43a"/>
    </style:style>
    <style:style style:name="P4" style:family="paragraph" style:parent-style-name="Standard">
      <style:text-properties officeooo:rsid="001c27d3" officeooo:paragraph-rsid="001ad150"/>
    </style:style>
    <style:style style:name="P5" style:family="paragraph" style:parent-style-name="Standard">
      <style:text-properties officeooo:rsid="00191212" officeooo:paragraph-rsid="0019c43a"/>
    </style:style>
    <style:style style:name="P6" style:family="paragraph" style:parent-style-name="Standard">
      <style:text-properties officeooo:rsid="00191212" officeooo:paragraph-rsid="001ad150"/>
    </style:style>
    <style:style style:name="T1" style:family="text">
      <style:text-properties officeooo:rsid="001c27d3"/>
    </style:style>
    <style:style style:name="T2" style:family="text">
      <style:text-properties officeooo:rsid="001c5f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11</text:p>
      <text:p text:style-name="P4">INPUT:</text:p>
      <text:p text:style-name="P6">#<text:span text:style-name="T1">p</text:span>rinting even numbers</text:p>
      <text:p text:style-name="P6">i=0</text:p>
      <text:p text:style-name="P6">while i&lt;=20:</text:p>
      <text:p text:style-name="P6"><text:tab/>print(i)</text:p>
      <text:p text:style-name="P6"><text:tab/>i=i+2</text:p>
      <text:p text:style-name="P6"/>
      <text:p text:style-name="P4">OUTPUT:</text:p>
      <text:p text:style-name="P4">0</text:p>
      <text:p text:style-name="P4">2</text:p>
      <text:p text:style-name="P4">4</text:p>
      <text:p text:style-name="P4">6</text:p>
      <text:p text:style-name="P4">8</text:p>
      <text:p text:style-name="P4">10</text:p>
      <text:p text:style-name="P4">12</text:p>
      <text:p text:style-name="P4">14</text:p>
      <text:p text:style-name="P4">16</text:p>
      <text:p text:style-name="P4">18</text:p>
      <text:p text:style-name="P4">20</text:p>
      <text:p text:style-name="P4"/>
      <text:p text:style-name="P4">PROGRAM 12</text:p>
      <text:p text:style-name="P4">INPUT:</text:p>
      <text:p text:style-name="P4">#orinting odd numbers</text:p>
      <text:p text:style-name="P4">i=1</text:p>
      <text:p text:style-name="P4">while i&lt;=20:</text:p>
      <text:p text:style-name="P4"><text:tab/>print(i)</text:p>
      <text:p text:style-name="P4"><text:tab/>i=i+2</text:p>
      <text:p text:style-name="P4"/>
      <text:p text:style-name="P4">OUTPUT:</text:p>
      <text:p text:style-name="P4">1</text:p>
      <text:p text:style-name="P4">3</text:p>
      <text:p text:style-name="P4">5</text:p>
      <text:p text:style-name="P4">7</text:p>
      <text:p text:style-name="P4">9</text:p>
      <text:p text:style-name="P4">11</text:p>
      <text:p text:style-name="P4">13</text:p>
      <text:p text:style-name="P4">15</text:p>
      <text:p text:style-name="P4">17</text:p>
      <text:p text:style-name="P4">19</text:p>
      <text:p text:style-name="P4"/>
      <text:p text:style-name="P4">PROGRAM 13</text:p>
      <text:p text:style-name="P4">INPUT:</text:p>
      <text:p text:style-name="P4">#printing tables</text:p>
      <text:p text:style-name="P4">n=16</text:p>
      <text:p text:style-name="P4">int(input("give me a number"))</text:p>
      <text:p text:style-name="P4">i=1</text:p>
      <text:p text:style-name="P4">while(i&lt;=20):</text:p>
      <text:p text:style-name="P4"><text:tab/>print(n,"*",i,"=",n*i)</text:p>
      <text:p text:style-name="P4"><text:tab/>i=i+1</text:p>
      <text:p text:style-name="P4"/>
      <text:p text:style-name="P4">OUTPUT:</text:p>
      <text:p text:style-name="P4">give me a number16</text:p>
      <text:p text:style-name="P4">16 * 1 = 16</text:p>
      <text:p text:style-name="P4">16 * 2 = 32</text:p>
      <text:p text:style-name="P4">16 * 3 = 48</text:p>
      <text:p text:style-name="P4">16 * 4 = 64</text:p>
      <text:p text:style-name="P4"><text:soft-page-break/>PROGRAM 11</text:p>
      <text:p text:style-name="P3">INPUT:</text:p>
      <text:p text:style-name="P5">#<text:span text:style-name="T1">p</text:span>rinting even numbers</text:p>
      <text:p text:style-name="P5">i=0</text:p>
      <text:p text:style-name="P5">while i&lt;=20:</text:p>
      <text:p text:style-name="P5"><text:tab/>print(i)</text:p>
      <text:p text:style-name="P5"><text:tab/>i=i+2</text:p>
      <text:p text:style-name="P5"/>
      <text:p text:style-name="P3">OUTPUT:</text:p>
      <text:p text:style-name="P3">0</text:p>
      <text:p text:style-name="P3">2</text:p>
      <text:p text:style-name="P3">4</text:p>
      <text:p text:style-name="P3">6</text:p>
      <text:p text:style-name="P3">8</text:p>
      <text:p text:style-name="P3">10</text:p>
      <text:p text:style-name="P3">12</text:p>
      <text:p text:style-name="P3">14</text:p>
      <text:p text:style-name="P3">16</text:p>
      <text:p text:style-name="P3">18</text:p>
      <text:p text:style-name="P3">20</text:p>
      <text:p text:style-name="P3"/>
      <text:p text:style-name="P3">PROGRAM 12</text:p>
      <text:p text:style-name="P3">INPUT:</text:p>
      <text:p text:style-name="P3">#orinting odd numbers</text:p>
      <text:p text:style-name="P3">i=1</text:p>
      <text:p text:style-name="P3">while i&lt;=20:</text:p>
      <text:p text:style-name="P3"><text:tab/>print(i)</text:p>
      <text:p text:style-name="P3"><text:tab/>i=i+2</text:p>
      <text:p text:style-name="P3"/>
      <text:p text:style-name="P3">OUTPUT:</text:p>
      <text:p text:style-name="P3">1</text:p>
      <text:p text:style-name="P3">3</text:p>
      <text:p text:style-name="P3">5</text:p>
      <text:p text:style-name="P3">7</text:p>
      <text:p text:style-name="P3">9</text:p>
      <text:p text:style-name="P3">11</text:p>
      <text:p text:style-name="P3">13</text:p>
      <text:p text:style-name="P3">15</text:p>
      <text:p text:style-name="P3">17</text:p>
      <text:p text:style-name="P3">19</text:p>
      <text:p text:style-name="P3"/>
      <text:p text:style-name="P3">PROGRAM 13</text:p>
      <text:p text:style-name="P3">INPUT:</text:p>
      <text:p text:style-name="P3">#printing tables</text:p>
      <text:p text:style-name="P3">n=16</text:p>
      <text:p text:style-name="P3">int(input("give me a number"))</text:p>
      <text:p text:style-name="P3">i=1</text:p>
      <text:p text:style-name="P3">while(i&lt;=20):</text:p>
      <text:p text:style-name="P3"><text:tab/>print(n,"*",i,"=",n*i)</text:p>
      <text:p text:style-name="P3"><text:tab/>i=i+1</text:p>
      <text:p text:style-name="P3"/>
      <text:p text:style-name="P3">OUTPUT:</text:p>
      <text:p text:style-name="P3">give me a number16</text:p>
      <text:p text:style-name="P3">16 * 1 = 16</text:p>
      <text:p text:style-name="P3">16 * 2 = 32</text:p>
      <text:p text:style-name="P3">16 * 3 = 48</text:p>
      <text:p text:style-name="P3">16 * 4 = 64</text:p>
      <text:p text:style-name="P3"><text:soft-page-break/>16 * 5 = 80</text:p>
      <text:p text:style-name="P3">16 * 6 = 96</text:p>
      <text:p text:style-name="P3">16 * 7 = 112</text:p>
      <text:p text:style-name="P3">16 * 8 = 128</text:p>
      <text:p text:style-name="P3">16 * 9 = 144</text:p>
      <text:p text:style-name="P3">16 * 10 = 160</text:p>
      <text:p text:style-name="P3">16 * 11 = 176</text:p>
      <text:p text:style-name="P3">16 * 12 = 192</text:p>
      <text:p text:style-name="P3">16 * 13 = 208</text:p>
      <text:p text:style-name="P3">16 * 14 = 224</text:p>
      <text:p text:style-name="P3">16 * 15 = 240</text:p>
      <text:p text:style-name="P3">16 * 16 = 256</text:p>
      <text:p text:style-name="P3">16 * 17 = 272</text:p>
      <text:p text:style-name="P3">16 * 18 = 288</text:p>
      <text:p text:style-name="P3">16 * 19 = 304</text:p>
      <text:p text:style-name="P3">16 * 20 = 320</text:p>
      <text:p text:style-name="P3"/>
      <text:p text:style-name="P3">PROGRAM 14</text:p>
      <text:p text:style-name="P3">INPUT:</text:p>
      <text:p text:style-name="P3">#using functions</text:p>
      <text:p text:style-name="P3">#reading the values</text:p>
      <text:p text:style-name="P3">x=int(input("enter a number"))</text:p>
      <text:p text:style-name="P3">y=int(input("enter another number"))</text:p>
      <text:p text:style-name="P3">#calling add function</text:p>
      <text:p text:style-name="P3">def add():</text:p>
      <text:p text:style-name="P3"><text:tab/>return x+y</text:p>
      <text:p text:style-name="P3">#calling sub function</text:p>
      <text:p text:style-name="P3">def sub():</text:p>
      <text:p text:style-name="P3"><text:tab/>return x-y</text:p>
      <text:p text:style-name="P3">#calling mult function</text:p>
      <text:p text:style-name="P3">def mult():</text:p>
      <text:p text:style-name="P3"><text:tab/>return x*y</text:p>
      <text:p text:style-name="P3">#calling div function</text:p>
      <text:p text:style-name="P3">def div():</text:p>
      <text:p text:style-name="P3"><text:tab/>return x/y</text:p>
      <text:p text:style-name="P3">print("addition=")</text:p>
      <text:p text:style-name="P3">z=add()#calling add function</text:p>
      <text:p text:style-name="P3">print(z)</text:p>
      <text:p text:style-name="P3">print("subtraction=")</text:p>
      <text:p text:style-name="P3">p=sub()#calling sub function</text:p>
      <text:p text:style-name="P3">print(p)#printing p value</text:p>
      <text:p text:style-name="P3">print("multiplication=")</text:p>
      <text:p text:style-name="P3">q=mult()#calling mult function</text:p>
      <text:p text:style-name="P3">print(q)#printing q value</text:p>
      <text:p text:style-name="P3">print("division=")</text:p>
      <text:p text:style-name="P3">r=div()#calling div function</text:p>
      <text:p text:style-name="P3">print(r)#printing r value</text:p>
      <text:p text:style-name="P5"/>
      <text:p text:style-name="P1">OUTPUT:</text:p>
      <text:p text:style-name="P1">enter a number459</text:p>
      <text:p text:style-name="P1">enter another number45</text:p>
      <text:p text:style-name="P1">addition=</text:p>
      <text:p text:style-name="P1">504</text:p>
      <text:p text:style-name="P1">subtraction=</text:p>
      <text:p text:style-name="P1">414</text:p>
      <text:p text:style-name="P1">multiplication=</text:p>
      <text:p text:style-name="P1">20655</text:p>
      <text:p text:style-name="P1"><text:soft-page-break/>division=</text:p>
      <text:p text:style-name="P1">10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28:00.824937939</meta:creation-date>
    <dc:date>2018-09-27T12:37:32.298929535</dc:date>
    <meta:editing-duration>PT9M3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161" meta:word-count="331" meta:character-count="1594" meta:non-whitespace-character-count="1408"/>
  </office:meta>
</office:document-meta>
</file>